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5a7" officeooo:paragraph-rsid="001355a7"/>
    </style:style>
    <style:style style:name="P2" style:family="paragraph" style:parent-style-name="Standard">
      <style:text-properties officeooo:rsid="001443c2" officeooo:paragraph-rsid="001443c2"/>
    </style:style>
    <style:style style:name="P3" style:family="paragraph" style:parent-style-name="Standard">
      <style:text-properties style:text-underline-style="solid" style:text-underline-width="auto" style:text-underline-color="font-color" officeooo:rsid="001443c2" officeooo:paragraph-rsid="001443c2"/>
    </style:style>
    <style:style style:name="P4" style:family="paragraph" style:parent-style-name="Standard">
      <style:text-properties style:text-underline-style="solid" style:text-underline-width="auto" style:text-underline-color="font-color" officeooo:rsid="001355a7" officeooo:paragraph-rsid="001355a7"/>
    </style:style>
    <style:style style:name="P5" style:family="paragraph" style:parent-style-name="Standard">
      <style:text-properties style:text-underline-style="solid" style:text-underline-width="auto" style:text-underline-color="font-color" officeooo:rsid="0014dc64" officeooo:paragraph-rsid="0014dc64"/>
    </style:style>
    <style:style style:name="P6" style:family="paragraph" style:parent-style-name="Standard">
      <style:text-properties officeooo:rsid="0014dc64" officeooo:paragraph-rsid="0014dc64"/>
    </style:style>
    <style:style style:name="P7" style:family="paragraph" style:parent-style-name="Standard">
      <style:text-properties style:text-underline-style="none" officeooo:rsid="0014dc64" officeooo:paragraph-rsid="0014dc64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a020f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 1:</text:p>
      <text:p text:style-name="P1"/>
      <text:p text:style-name="P1"><text:span text:style-name="T1">A = [1,0;4,-1];</text:span></text:p>
      <text:p text:style-name="Standard"><text:span text:style-name="T1">B = [-1;2];</text:span></text:p>
      <text:p text:style-name="Standard"><text:span text:style-name="T1">C = [3,0];</text:span></text:p>
      <text:p text:style-name="Standard"><text:span text:style-name="T1">D = [5];</text:span></text:p>
      <text:p text:style-name="Standard"><text:span text:style-name="T1"><text:s/></text:span></text:p>
      <text:p text:style-name="Standard"><text:span text:style-name="T1">syms </text:span><text:span text:style-name="T2">t</text:span><text:span text:style-name="T1">;</text:span></text:p>
      <text:p text:style-name="Standard"><text:span text:style-name="T1"><text:s/></text:span></text:p>
      <text:p text:style-name="Standard"><text:span text:style-name="T1">expm(A*t)</text:span></text:p>
      <text:p text:style-name="Standard"><text:span text:style-name="T1"><text:s/></text:span></text:p>
      <text:p text:style-name="Standard"><text:span text:style-name="T1">[num,dem] = ss2tf(A,B,C,D)</text:span></text:p>
      <text:p text:style-name="Standard"><text:span text:style-name="T1">tf(num,dem)</text:span></text:p>
      <text:p text:style-name="Standard"><text:span text:style-name="T1">syms </text:span><text:span text:style-name="T2">s</text:span><text:span text:style-name="T1">;</text:span></text:p>
      <text:p text:style-name="Standard"><text:span text:style-name="T1">C*(s*eye(2)-A)^-1 * B +D</text:span></text:p>
      <text:p text:style-name="Standard"><text:span text:style-name="T1"><text:s/></text:span></text:p>
      <text:p text:style-name="Standard"><text:span text:style-name="T1">C*adjoint(s*eye(2)/det(s*eye(2)-A)-A)*B+D</text:span></text:p>
      <text:p text:style-name="Standard"><text:span text:style-name="T1"><text:s/></text:span></text:p>
      <text:p text:style-name="Standard"><text:span text:style-name="T1">(C*adjoint(s*eye(2)-A)*B+det(s*eye(2)-A)*D)/det(s*eye(2)-A)</text:span></text:p>
      <text:p text:style-name="Standard"/>
      <text:p text:style-name="Standard"/>
      <text:p text:style-name="P3">Prob 2:</text:p>
      <text:p text:style-name="P2"><text:span text:style-name="T1"/></text:p>
      <text:p text:style-name="P2"><text:span text:style-name="T1">A = [0,1,0,0;</text:span></text:p>
      <text:p text:style-name="Standard"><text:span text:style-name="T1"><text:s text:c="4"/>0,-0.1,-0.98,1;</text:span></text:p>
      <text:p text:style-name="Standard"><text:span text:style-name="T1"><text:s text:c="4"/>0,0,0,1;</text:span></text:p>
      <text:p text:style-name="Standard"><text:span text:style-name="T1"><text:s text:c="4"/>0,0.1,10.78,-11];</text:span></text:p>
      <text:p text:style-name="Standard"><text:span text:style-name="T1">B = [0,0;</text:span></text:p>
      <text:p text:style-name="Standard"><text:span text:style-name="T1"><text:s text:c="4"/>0.1,-0.1;</text:span></text:p>
      <text:p text:style-name="Standard"><text:span text:style-name="T1"><text:s text:c="4"/>0,0,;</text:span></text:p>
      <text:p text:style-name="Standard"><text:span text:style-name="T1"><text:s text:c="4"/>-0.1,1.1];</text:span></text:p>
      <text:p text:style-name="Standard"><text:span text:style-name="T1"><text:s/></text:span></text:p>
      <text:p text:style-name="Standard"><text:span text:style-name="T1">[v,d] = eig(A);</text:span></text:p>
      <text:p text:style-name="Standard"><text:span text:style-name="T1"><text:s/></text:span></text:p>
      <text:p text:style-name="Standard"><text:span text:style-name="T1"><text:s/></text:span></text:p>
      <text:p text:style-name="Standard"><text:span text:style-name="T3">% Part a</text:span></text:p>
      <text:p text:style-name="Standard"><text:span text:style-name="T1">syms </text:span><text:span text:style-name="T2">t</text:span></text:p>
      <text:p text:style-name="Standard"><text:span text:style-name="T2"><text:s/></text:span></text:p>
      <text:p text:style-name="Standard"><text:span text:style-name="T3">% MODES:</text:span></text:p>
      <text:p text:style-name="Standard"><text:span text:style-name="T1">vpa(v(:,1)*exp(d(1,1)*t),2)</text:span></text:p>
      <text:p text:style-name="Standard"><text:span text:style-name="T1">vpa(v(:,2)*exp(d(2,2)*t),2)</text:span></text:p>
      <text:p text:style-name="Standard"><text:span text:style-name="T1">vpa(v(:,3)*exp(d(3,3)*t),2)</text:span></text:p>
      <text:p text:style-name="Standard"><text:span text:style-name="T1">vpa(v(:,4)*exp(d(4,4)*t),2)</text:span></text:p>
      <text:p text:style-name="Standard"><text:span text:style-name="T1"><text:s/></text:span></text:p>
      <text:p text:style-name="Standard"><text:span text:style-name="T3">% Part b</text:span></text:p>
      <text:p text:style-name="Standard"><text:span text:style-name="T1">B_m = inv(v)*B</text:span></text:p>
      <text:p text:style-name="Standard"><text:span text:style-name="T1"><text:s/></text:span></text:p>
      <text:p text:style-name="Standard"><text:span text:style-name="T3">% Part d</text:span></text:p>
      <text:p text:style-name="Standard"><text:span text:style-name="T1">v_inv = inv(v)</text:span></text:p>
      <text:p text:style-name="Standard"><text:span text:style-name="T1"><text:s/></text:span></text:p>
      <text:p text:style-name="Standard"><text:span text:style-name="T3">% Part e</text:span></text:p>
      <text:p text:style-name="Standard"><text:span text:style-name="T1">A*B(:,1)</text:span></text:p>
      <text:p text:style-name="Standard"><text:span text:style-name="T1">A*B(:,2)</text:span></text:p>
      <text:p text:style-name="Standard"><text:span text:style-name="T1"><text:s/></text:span></text:p>
      <text:p text:style-name="Standard"><text:span text:style-name="T1"><text:s/></text:span></text:p>
      <text:p text:style-name="Standard"/>
      <text:p text:style-name="Standard"><text:soft-page-break/></text:p>
      <text:p text:style-name="P5">Prob 4:</text:p>
      <text:p text:style-name="P7"/>
      <text:p text:style-name="P2"><text:span text:style-name="T1">A = [0,1;</text:span></text:p>
      <text:p text:style-name="Standard"><text:span text:style-name="T1"><text:s text:c="4"/>-1,0];</text:span></text:p>
      <text:p text:style-name="Standard"><text:span text:style-name="T1">syms </text:span><text:span text:style-name="T2">t</text:span><text:span text:style-name="T1"> </text:span><text:span text:style-name="T2">s</text:span></text:p>
      <text:p text:style-name="Standard"><text:span text:style-name="T1">inv(s*eye(2)-A)</text:span></text:p>
      <text:p text:style-name="Standard"><text:span text:style-name="T1">expm(A*t)</text:span></text:p>
      <text:p text:style-name="P2"/>
      <text:p text:style-name="P5">Prob 5:</text:p>
      <text:p text:style-name="P6"/>
      <text:p text:style-name="P6"><text:span text:style-name="T1">syms </text:span><text:span text:style-name="T2">w</text:span><text:span text:style-name="T1"> </text:span><text:span text:style-name="T2">s</text:span><text:span text:style-name="T1"> </text:span></text:p>
      <text:p text:style-name="Standard"><text:span text:style-name="T1">A = [0,0,0,1,0,0;</text:span></text:p>
      <text:p text:style-name="Standard"><text:span text:style-name="T1"><text:s text:c="4"/>0,0,0,0,1,0;</text:span></text:p>
      <text:p text:style-name="Standard"><text:span text:style-name="T1"><text:s text:c="4"/>0,0,0,0,0,1;</text:span></text:p>
      <text:p text:style-name="Standard"><text:span text:style-name="T1"><text:s text:c="4"/>-w^2,0,0,0,0,0;</text:span></text:p>
      <text:p text:style-name="Standard"><text:span text:style-name="T1"><text:s text:c="4"/>0,0,0,1,0,0;</text:span></text:p>
      <text:p text:style-name="Standard"><text:span text:style-name="T1"><text:s text:c="4"/>0,0,-w^2,1,0,0];</text:span></text:p>
      <text:p text:style-name="Standard"><text:span text:style-name="T1"><text:s/></text:span></text:p>
      <text:p text:style-name="Standard"><text:span text:style-name="T1">det(s*eye(6)-A)</text:span></text:p>
      <text:p text:style-name="Standard"><text:span text:style-name="T1">[vj,d] = jordan(A)</text:span>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48:27.898275539</meta:creation-date>
    <dc:date>2019-03-05T12:50:32.857990774</dc:date>
    <meta:editing-duration>PT2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8" meta:word-count="102" meta:character-count="791" meta:non-whitespace-character-count="678"/>
  </office:meta>
</office:document-meta>
</file>